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7d68"/>
    </style:style>
    <style:style style:name="T1" style:family="text">
      <style:text-properties officeooo:rsid="000d7d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mailto:ubuntu@ubuntu-ASUS-TUF-Gaming-F15-FX507ZV4-FX507ZV4" text:style-name="Internet_20_link" text:visited-style-name="Visited_20_Internet_20_Link">ubuntu@ubuntu-ASUS-TUF-Gaming-F15-FX507ZV4-FX507ZV4</text:a>:<text:span text:style-name="T1">cd ros2_ws</text:span></text:p>
      <text:p text:style-name="Standard">ubuntu@ubuntu-ASUS-TUF-Gaming-F15-FX507ZV4-FX507ZV4:~/ros2_ws$ source install/local_setup.bash</text:p>
      <text:p text:style-name="Standard">ubuntu@ubuntu-ASUS-TUF-Gaming-F15-FX507ZV4-FX507ZV4:~/ros2_ws$ ros2 launch clawed_flapper clawed_flapper_launch.py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1:03:26.430410822</meta:creation-date>
    <dc:date>2024-08-08T21:45:03.630816439</dc:date>
    <meta:editing-duration>PT2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0" meta:character-count="270" meta:non-whitespace-character-count="263"/>
  </office:meta>
</office:document-meta>
</file>